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Verdana" fo:font-weight="bold" style:font-weight-asian="bold" style:font-weight-complex="bold"/>
    </style:style>
    <style:style style:name="T7" style:family="text">
      <style:text-properties style:font-name="Verdana" fo:font-weight="normal" style:font-weight-asian="normal" style:font-weight-complex="normal"/>
    </style:style>
    <style:style style:name="T8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Shell-Skripte Teil 4b</text:span><text:span text:style-name="T6"><text:line-break/><text:line-break/><text:line-break/></text:span><text:span text:style-name="T7">Ein kurzes Skript soll uns die Unterschiede zwischen den Anführungszeichen (Shift+2), dem Hochkomma (Shift+#) und Backticks (Shift+Taste zwischen Bckspace und backslash) zeigen.<text:line-break/><text:line-break/><text:line-break/></text:span><text:span text:style-name="T8">nano anfuehrungszeichen<text:tab/></text:span><text:span text:style-name="T9">#Mit nano (oder vi) die Datei anfuehrungszeichen <text:tab/><text:tab/><text:tab/><text:tab/><text:tab/><text:tab/><text:tab/><text:tab/> <text:s/>erstellen/öffnen</text:span><text:span text:style-name="T8"><text:line-break/><text:line-break/><text:line-break/>#!/bin/sh<text:tab/><text:tab/></text:span><text:span text:style-name="T9">#Es kommt eine ausführbare Datei, bin/sh dafür nutzen</text:span><text:span text:style-name="T8"><text:line-break/>var=“ls“<text:tab/><text:tab/></text:span><text:span text:style-name="T9">#Der Wert für var ist nun ls. Die Eingabe von </text:span><text:span text:style-name="T8">var</text:span><text:span text:style-name="T9"> führt ls aus </text:span><text:span text:style-name="T8"><text:line-break/>echo „$var“<text:tab/><text:tab/></text:span><text:span text:style-name="T9">#Die Variabel wird durch den Wert ersetzt. Statt ls <text:tab/><text:tab/><text:tab/><text:tab/><text:tab/> <text:s/>auszuführen wird ls angezeigt</text:span><text:span text:style-name="T8"><text:line-break/>echo '$var'<text:tab/><text:tab/></text:span><text:span text:style-name="T9">#Zeichen werden exakt übernommen, $var wird angezeigt</text:span><text:span text:style-name="T8"><text:line-break/>echo `$var`<text:tab/></text:span><text:span text:style-name="T9">#Der Inhalt zwischen den Backticks wird als Befehl <text:tab/><text:tab/><text:tab/><text:tab/><text:tab/> <text:s/>ausgeführt und der Inhalt des Verzeichnisses gezeigt</text:span><text:span text:style-name="T7"><text:line-break/><text:line-break/></text:span><text:span text:style-name="T8">chmod 777 anfuehrungszeichen<text:tab/></text:span><text:span text:style-name="T9">#Berechtigung auf alle dürfen alles setzten</text:span><text:span text:style-name="T7"><text:line-break/>./</text:span><text:span text:style-name="T8">anfuehrungszeichen</text:span><text:span text:style-name="T7"><text:tab/><text:tab/><text:tab/>#startet wieder das Skript.<text:line-break/><text:line-break/><text:line-break/><text:line-break/>Um eine gesetzte Variabel wieder zu löschen geben wir einfach <text:line-break/>unset &lt;Variablennamen&gt; an.<text:line-break/><text:line-break/></text:span><text:span text:style-name="T8">unset Variablennamen</text:span><text:span text:style-name="T7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09:21:03.41</meta:creation-date>
    <dc:date>2020-05-19T10:07:44.67</dc:date>
    <meta:editing-duration>PT12H59M35S</meta:editing-duration>
    <meta:editing-cycles>18</meta:editing-cycles>
    <meta:generator>OpenOffice/4.1.7$Win32 OpenOffice.org_project/417m1$Build-9800</meta:generator>
    <meta:print-date>2019-08-29T16:28:29.94</meta:print-date>
    <meta:document-statistic meta:table-count="0" meta:image-count="0" meta:object-count="0" meta:page-count="1" meta:paragraph-count="1" meta:word-count="129" meta:character-count="978"/>
  </office:meta>
</office:document-meta>
</file>